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ro3" style:family="table-row">
      <style:table-row-properties style:row-height="0.3528in" fo:break-before="auto" style:use-optimal-row-height="false"/>
    </style:style>
    <style:style style:name="ro4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4c4c4c" fo:border="0.06pt solid #000000"/>
      <style:text-properties fo:color="#ffffff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4c4c4c" style:text-align-source="fix" style:repeat-content="false" fo:wrap-option="wrap" fo:border="0.06pt solid #000000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008000" fo:wrap-option="wrap" fo:border="0.06pt solid #000000"/>
      <style:text-properties fo:color="#ffffff"/>
    </style:style>
    <style:style style:name="ce7" style:family="table-cell" style:parent-style-name="Default" style:data-style-name="N11">
      <style:table-cell-properties fo:background-color="#008000" fo:wrap-option="wrap" fo:border="0.06pt solid #000000"/>
      <style:text-properties fo:color="#ffffff"/>
    </style:style>
    <style:style style:name="ce8" style:family="table-cell" style:parent-style-name="Default">
      <style:table-cell-properties fo:background-color="#800000" fo:wrap-option="wrap" fo:border="0.06pt solid #000000"/>
      <style:text-properties fo:color="#ffffff"/>
    </style:style>
    <style:style style:name="ce9" style:family="table-cell" style:parent-style-name="Default" style:data-style-name="N11">
      <style:table-cell-properties fo:background-color="#800000" fo:wrap-option="wrap" fo:border="0.06pt solid #000000"/>
      <style:text-properties fo:color="#ffffff"/>
    </style:style>
    <style:style style:name="ce10" style:family="table-cell" style:parent-style-name="Default">
      <style:table-cell-properties fo:background-color="#ff0000" fo:wrap-option="wrap" fo:border="0.06pt solid #000000"/>
      <style:text-properties fo:color="#ffffff"/>
    </style:style>
    <style:style style:name="ce11" style:family="table-cell" style:parent-style-name="Default" style:data-style-name="N11">
      <style:table-cell-properties fo:background-color="#ff0000" fo:wrap-option="wrap" fo:border="0.06pt solid #000000"/>
      <style:text-properties fo:color="#ffffff"/>
    </style:style>
    <style:style style:name="ce12" style:family="table-cell" style:parent-style-name="Default">
      <style:table-cell-properties fo:background-color="#800080" fo:wrap-option="wrap" fo:border="0.06pt solid #000000"/>
      <style:text-properties fo:color="#ffffff"/>
    </style:style>
    <style:style style:name="ce13" style:family="table-cell" style:parent-style-name="Default" style:data-style-name="N11">
      <style:table-cell-properties fo:background-color="#800080" fo:wrap-option="wrap" fo:border="0.06pt solid #000000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Project 4.1 Step 5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ECE 384 Group 12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/>
          <table:table-cell table:style-name="ce5" office:value-type="string">
            <text:p>Theoretical Data</text:p>
          </table:table-cell>
          <table:table-cell table:style-name="ce5" office:value-type="string">
            <text:p>Sequence 10000</text:p>
          </table:table-cell>
          <table:table-cell table:style-name="ce5" office:value-type="string">
            <text:p>Sequence 20000</text:p>
          </table:table-cell>
          <table:table-cell table:style-name="ce5" office:value-type="string">
            <text:p>Sequence 40000</text:p>
          </table:table-cell>
          <table:table-cell table:style-name="ce14" table:number-columns-repeated="1019"/>
        </table:table-row>
        <table:table-row table:style-name="ro2">
          <table:table-cell table:style-name="ce3" office:value-type="string">
            <text:p>BinMean</text:p>
          </table:table-cell>
          <table:table-cell table:style-name="ce6" office:value-type="float" office:value="6.1308">
            <text:p>6.1308</text:p>
          </table:table-cell>
          <table:table-cell table:style-name="ce8" office:value-type="float" office:value="6.1203">
            <text:p>6.1203</text:p>
          </table:table-cell>
          <table:table-cell table:style-name="ce10" office:value-type="float" office:value="6.1212">
            <text:p>6.1212</text:p>
          </table:table-cell>
          <table:table-cell table:style-name="ce12" office:value-type="float" office:value="6.1351">
            <text:p>6.135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BinVar</text:p>
          </table:table-cell>
          <table:table-cell table:style-name="ce6" office:value-type="float" office:value="2.9986">
            <text:p>2.9986</text:p>
          </table:table-cell>
          <table:table-cell table:style-name="ce8" office:value-type="float" office:value="2.9972">
            <text:p>2.9972</text:p>
          </table:table-cell>
          <table:table-cell table:style-name="ce10" office:value-type="float" office:value="2.9723">
            <text:p>2.9723</text:p>
          </table:table-cell>
          <table:table-cell table:style-name="ce12" office:value-type="float" office:value="2.9728">
            <text:p>2.972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isMean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.9995">
            <text:p>0.9995</text:p>
          </table:table-cell>
          <table:table-cell table:style-name="ce10" office:value-type="float" office:value="0.9957">
            <text:p>0.9957</text:p>
          </table:table-cell>
          <table:table-cell table:style-name="ce12" office:value-type="float" office:value="0.9951">
            <text:p>0.995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isVar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0149">
            <text:p>1.0149</text:p>
          </table:table-cell>
          <table:table-cell table:style-name="ce10" office:value-type="float" office:value="0.9857">
            <text:p>0.9857</text:p>
          </table:table-cell>
          <table:table-cell table:style-name="ce12" office:value-type="float" office:value="1.0047">
            <text:p>1.004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oMean</text:p>
          </table:table-cell>
          <table:table-cell table:style-name="ce6" office:value-type="float" office:value="11.1111">
            <text:p>11.1111</text:p>
          </table:table-cell>
          <table:table-cell table:style-name="ce8" office:value-type="float" office:value="10.0687">
            <text:p>10.0687</text:p>
          </table:table-cell>
          <table:table-cell table:style-name="ce10" office:value-type="float" office:value="10.0888">
            <text:p>10.0888</text:p>
          </table:table-cell>
          <table:table-cell table:style-name="ce12" office:value-type="float" office:value="10.0701">
            <text:p>10.070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oVar</text:p>
          </table:table-cell>
          <table:table-cell table:style-name="ce6" office:value-type="float" office:value="112.3457">
            <text:p>112.3457</text:p>
          </table:table-cell>
          <table:table-cell table:style-name="ce8" office:value-type="float" office:value="107.9756">
            <text:p>107.9756</text:p>
          </table:table-cell>
          <table:table-cell table:style-name="ce10" office:value-type="float" office:value="111.2412">
            <text:p>111.2412</text:p>
          </table:table-cell>
          <table:table-cell table:style-name="ce12" office:value-type="float" office:value="111.3357">
            <text:p>111.335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iMean</text:p>
          </table:table-cell>
          <table:table-cell table:style-name="ce6" office:value-type="float" office:value="1.5">
            <text:p>1.5</text:p>
          </table:table-cell>
          <table:table-cell table:style-name="ce8" office:value-type="float" office:value="1.5167">
            <text:p>1.5167</text:p>
          </table:table-cell>
          <table:table-cell table:style-name="ce10" office:value-type="float" office:value="1.5038">
            <text:p>1.5038</text:p>
          </table:table-cell>
          <table:table-cell table:style-name="ce12" office:value-type="float" office:value="1.499">
            <text:p>1.49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iVar</text:p>
          </table:table-cell>
          <table:table-cell table:style-name="ce6" office:value-type="float" office:value="4.0833">
            <text:p>4.0833</text:p>
          </table:table-cell>
          <table:table-cell table:style-name="ce8" office:value-type="float" office:value="4.1159">
            <text:p>4.1159</text:p>
          </table:table-cell>
          <table:table-cell table:style-name="ce10" office:value-type="float" office:value="4.1045">
            <text:p>4.1045</text:p>
          </table:table-cell>
          <table:table-cell table:style-name="ce12" office:value-type="float" office:value="4.0796">
            <text:p>4.079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ausMean</text:p>
          </table:table-cell>
          <table:table-cell table:style-name="ce6" office:value-type="float" office:value="1.3172">
            <text:p>1.3172</text:p>
          </table:table-cell>
          <table:table-cell table:style-name="ce8" office:value-type="float" office:value="1.3272">
            <text:p>1.3272</text:p>
          </table:table-cell>
          <table:table-cell table:style-name="ce10" office:value-type="float" office:value="1.3229">
            <text:p>1.3229</text:p>
          </table:table-cell>
          <table:table-cell table:style-name="ce12" office:value-type="float" office:value="1.3272">
            <text:p>1.327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ausVar</text:p>
          </table:table-cell>
          <table:table-cell table:style-name="ce6" office:value-type="float" office:value="1.9236">
            <text:p>1.9236</text:p>
          </table:table-cell>
          <table:table-cell table:style-name="ce8" office:value-type="float" office:value="1.8694">
            <text:p>1.8694</text:p>
          </table:table-cell>
          <table:table-cell table:style-name="ce10" office:value-type="float" office:value="1.9233">
            <text:p>1.9233</text:p>
          </table:table-cell>
          <table:table-cell table:style-name="ce12" office:value-type="float" office:value="1.9423">
            <text:p>1.942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xpMean</text:p>
          </table:table-cell>
          <table:table-cell table:style-name="ce6" office:value-type="float" office:value="0.7299">
            <text:p>0.7299</text:p>
          </table:table-cell>
          <table:table-cell table:style-name="ce8" office:value-type="float" office:value="0.7437">
            <text:p>0.7437</text:p>
          </table:table-cell>
          <table:table-cell table:style-name="ce10" office:value-type="float" office:value="0.7374">
            <text:p>0.7374</text:p>
          </table:table-cell>
          <table:table-cell table:style-name="ce12" office:value-type="float" office:value="0.7378">
            <text:p>0.737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xpVar</text:p>
          </table:table-cell>
          <table:table-cell table:style-name="ce6" office:value-type="float" office:value="0.5328">
            <text:p>0.5328</text:p>
          </table:table-cell>
          <table:table-cell table:style-name="ce8" office:value-type="float" office:value="0.5426">
            <text:p>0.5426</text:p>
          </table:table-cell>
          <table:table-cell table:style-name="ce10" office:value-type="float" office:value="0.5364">
            <text:p>0.5364</text:p>
          </table:table-cell>
          <table:table-cell table:style-name="ce12" office:value-type="float" office:value="0.5404">
            <text:p>0.540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Percent Error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2"/>
          <table:table-cell table:style-name="ce5" office:value-type="string">
            <text:p>Theoretical Data</text:p>
          </table:table-cell>
          <table:table-cell table:style-name="ce5" office:value-type="string">
            <text:p>Sequence 10000</text:p>
          </table:table-cell>
          <table:table-cell table:style-name="ce5" office:value-type="string">
            <text:p>Sequence 20000</text:p>
          </table:table-cell>
          <table:table-cell table:style-name="ce5" office:value-type="string">
            <text:p>Sequence 4000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BinMean</text:p>
          </table:table-cell>
          <table:table-cell table:style-name="ce7" table:formula="of:=ABS([.B7]-[.B7])/[.B7]" office:value-type="percentage" office:value="0">
            <text:p>0.00%</text:p>
          </table:table-cell>
          <table:table-cell table:style-name="ce9" table:formula="of:=ABS([.B7]-[.C7])/[.B7]" office:value-type="percentage" office:value="0.0017126639264043">
            <text:p>0.17%</text:p>
          </table:table-cell>
          <table:table-cell table:style-name="ce11" table:formula="of:=ABS([.B7]-[.D7])/[.B7]" office:value-type="percentage" office:value="0.00156586416128398">
            <text:p>0.16%</text:p>
          </table:table-cell>
          <table:table-cell table:style-name="ce13" table:formula="of:=ABS([.B7]-[.E7])/[.B7]" office:value-type="percentage" office:value="0.000701376655575088">
            <text:p>0.07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BinVar</text:p>
          </table:table-cell>
          <table:table-cell table:style-name="ce7" table:formula="of:=([.B8]-[.B8])/[.B8]" office:value-type="percentage" office:value="0">
            <text:p>0.00%</text:p>
          </table:table-cell>
          <table:table-cell table:style-name="ce9" table:formula="of:=ABS([.B8]-[.C8])/[.B8]" office:value-type="percentage" office:value="0.000466884546121472">
            <text:p>0.05%</text:p>
          </table:table-cell>
          <table:table-cell table:style-name="ce11" table:formula="of:=ABS([.B8]-[.D8])/[.B8]" office:value-type="percentage" office:value="0.00877075968785433">
            <text:p>0.88%</text:p>
          </table:table-cell>
          <table:table-cell table:style-name="ce13" table:formula="of:=ABS([.B8]-[.E8])/[.B8]" office:value-type="percentage" office:value="0.00860401520709673">
            <text:p>0.86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isMean</text:p>
          </table:table-cell>
          <table:table-cell table:style-name="ce7" table:formula="of:=([.B9]-[.B9])/[.B9]" office:value-type="percentage" office:value="0">
            <text:p>0.00%</text:p>
          </table:table-cell>
          <table:table-cell table:style-name="ce9" table:formula="of:=ABS([.B9]-[.C9])/[.B9]" office:value-type="percentage" office:value="0.000499999999999945">
            <text:p>0.05%</text:p>
          </table:table-cell>
          <table:table-cell table:style-name="ce11" table:formula="of:=ABS([.B9]-[.D9])/[.B9]" office:value-type="percentage" office:value="0.00429999999999997">
            <text:p>0.43%</text:p>
          </table:table-cell>
          <table:table-cell table:style-name="ce13" table:formula="of:=ABS([.B9]-[.E9])/[.B9]" office:value-type="percentage" office:value="0.0048999999999999">
            <text:p>0.49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isVar</text:p>
          </table:table-cell>
          <table:table-cell table:style-name="ce7" table:formula="of:=([.B10]-[.B10])/[.B10]" office:value-type="percentage" office:value="0">
            <text:p>0.00%</text:p>
          </table:table-cell>
          <table:table-cell table:style-name="ce9" table:formula="of:=ABS([.B10]-[.C10])/[.B10]" office:value-type="percentage" office:value="0.0148999999999999">
            <text:p>1.49%</text:p>
          </table:table-cell>
          <table:table-cell table:style-name="ce11" table:formula="of:=ABS([.B10]-[.D10])/[.B10]" office:value-type="percentage" office:value="0.0143">
            <text:p>1.43%</text:p>
          </table:table-cell>
          <table:table-cell table:style-name="ce13" table:formula="of:=ABS([.B10]-[.E10])/[.B10]" office:value-type="percentage" office:value="0.00469999999999993">
            <text:p>0.47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oMean</text:p>
          </table:table-cell>
          <table:table-cell table:style-name="ce7" table:formula="of:=([.B11]-[.B11])/[.B11]" office:value-type="percentage" office:value="0">
            <text:p>0.00%</text:p>
          </table:table-cell>
          <table:table-cell table:style-name="ce9" table:formula="of:=ABS([.B11]-[.C11])/[.B11]" office:value-type="percentage" office:value="0.0938160938160939">
            <text:p>9.38%</text:p>
          </table:table-cell>
          <table:table-cell table:style-name="ce11" table:formula="of:=ABS([.B11]-[.D11])/[.B11]" office:value-type="percentage" office:value="0.092007092007092">
            <text:p>9.20%</text:p>
          </table:table-cell>
          <table:table-cell table:style-name="ce13" table:formula="of:=ABS([.B11]-[.E11])/[.B11]" office:value-type="percentage" office:value="0.0936900936900937">
            <text:p>9.37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eoVar</text:p>
          </table:table-cell>
          <table:table-cell table:style-name="ce7" table:formula="of:=([.B12]-[.B12])/[.B12]" office:value-type="percentage" office:value="0">
            <text:p>0.00%</text:p>
          </table:table-cell>
          <table:table-cell table:style-name="ce9" table:formula="of:=ABS([.B12]-[.C12])/[.B12]" office:value-type="percentage" office:value="0.0388986850409049">
            <text:p>3.89%</text:p>
          </table:table-cell>
          <table:table-cell table:style-name="ce11" table:formula="of:=ABS([.B12]-[.D12])/[.B12]" office:value-type="percentage" office:value="0.00983126189965426">
            <text:p>0.98%</text:p>
          </table:table-cell>
          <table:table-cell table:style-name="ce13" table:formula="of:=ABS([.B12]-[.E12])/[.B12]" office:value-type="percentage" office:value="0.00899010821063905">
            <text:p>0.90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iMean</text:p>
          </table:table-cell>
          <table:table-cell table:style-name="ce7" table:formula="of:=([.B13]-[.B13])/[.B13]" office:value-type="percentage" office:value="0">
            <text:p>0.00%</text:p>
          </table:table-cell>
          <table:table-cell table:style-name="ce9" table:formula="of:=ABS([.B13]-[.C13])/[.B13]" office:value-type="percentage" office:value="0.0111333333333334">
            <text:p>1.11%</text:p>
          </table:table-cell>
          <table:table-cell table:style-name="ce11" table:formula="of:=ABS([.B13]-[.D13])/[.B13]" office:value-type="percentage" office:value="0.00253333333333335">
            <text:p>0.25%</text:p>
          </table:table-cell>
          <table:table-cell table:style-name="ce13" table:formula="of:=ABS([.B13]-[.E13])/[.B13]" office:value-type="percentage" office:value="0.000666666666666593">
            <text:p>0.07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iVar</text:p>
          </table:table-cell>
          <table:table-cell table:style-name="ce7" table:formula="of:=([.B14]-[.B14])/[.B14]" office:value-type="percentage" office:value="0">
            <text:p>0.00%</text:p>
          </table:table-cell>
          <table:table-cell table:style-name="ce9" table:formula="of:=ABS([.B14]-[.C14])/[.B14]" office:value-type="percentage" office:value="0.00798373864276431">
            <text:p>0.80%</text:p>
          </table:table-cell>
          <table:table-cell table:style-name="ce11" table:formula="of:=ABS([.B14]-[.D14])/[.B14]" office:value-type="percentage" office:value="0.00519187911738041">
            <text:p>0.52%</text:p>
          </table:table-cell>
          <table:table-cell table:style-name="ce13" table:formula="of:=ABS([.B14]-[.E14])/[.B14]" office:value-type="percentage" office:value="0.000906129845957989">
            <text:p>0.09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ausMean</text:p>
          </table:table-cell>
          <table:table-cell table:style-name="ce7" table:formula="of:=([.B15]-[.B15])/[.B15]" office:value-type="percentage" office:value="0">
            <text:p>0.00%</text:p>
          </table:table-cell>
          <table:table-cell table:style-name="ce9" table:formula="of:=ABS([.B15]-[.C15])/[.B15]" office:value-type="percentage" office:value="0.00759186152444563">
            <text:p>0.76%</text:p>
          </table:table-cell>
          <table:table-cell table:style-name="ce11" table:formula="of:=ABS([.B15]-[.D15])/[.B15]" office:value-type="percentage" office:value="0.00432736106893396">
            <text:p>0.43%</text:p>
          </table:table-cell>
          <table:table-cell table:style-name="ce13" table:formula="of:=ABS([.B15]-[.E15])/[.B15]" office:value-type="percentage" office:value="0.00759186152444563">
            <text:p>0.76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ausVar</text:p>
          </table:table-cell>
          <table:table-cell table:style-name="ce7" table:formula="of:=([.B16]-[.B16])/[.B16]" office:value-type="percentage" office:value="0">
            <text:p>0.00%</text:p>
          </table:table-cell>
          <table:table-cell table:style-name="ce9" table:formula="of:=ABS([.B16]-[.C16])/[.B16]" office:value-type="percentage" office:value="0.0281763360365979">
            <text:p>2.82%</text:p>
          </table:table-cell>
          <table:table-cell table:style-name="ce11" table:formula="of:=ABS([.B16]-[.D16])/[.B16]" office:value-type="percentage" office:value="0.000155957579538348">
            <text:p>0.02%</text:p>
          </table:table-cell>
          <table:table-cell table:style-name="ce13" table:formula="of:=ABS([.B16]-[.E16])/[.B16]" office:value-type="percentage" office:value="0.00972135579122475">
            <text:p>0.97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xpMean</text:p>
          </table:table-cell>
          <table:table-cell table:style-name="ce7" table:formula="of:=([.B17]-[.B17])/[.B17]" office:value-type="percentage" office:value="0">
            <text:p>0.00%</text:p>
          </table:table-cell>
          <table:table-cell table:style-name="ce9" table:formula="of:=ABS([.B17]-[.C17])/[.B17]" office:value-type="percentage" office:value="0.0189066995478833">
            <text:p>1.89%</text:p>
          </table:table-cell>
          <table:table-cell table:style-name="ce11" table:formula="of:=ABS([.B17]-[.D17])/[.B17]" office:value-type="percentage" office:value="0.0102753801890671">
            <text:p>1.03%</text:p>
          </table:table-cell>
          <table:table-cell table:style-name="ce13" table:formula="of:=ABS([.B17]-[.E17])/[.B17]" office:value-type="percentage" office:value="0.0108234004658173">
            <text:p>1.08%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xpVar</text:p>
          </table:table-cell>
          <table:table-cell table:style-name="ce7" table:formula="of:=([.B18]-[.B18])/[.B18]" office:value-type="percentage" office:value="0">
            <text:p>0.00%</text:p>
          </table:table-cell>
          <table:table-cell table:style-name="ce9" table:formula="of:=ABS([.B18]-[.C18])/[.B18]" office:value-type="percentage" office:value="0.0183933933933932">
            <text:p>1.84%</text:p>
          </table:table-cell>
          <table:table-cell table:style-name="ce11" table:formula="of:=ABS([.B18]-[.D18])/[.B18]" office:value-type="percentage" office:value="0.00675675675675664">
            <text:p>0.68%</text:p>
          </table:table-cell>
          <table:table-cell table:style-name="ce13" table:formula="of:=ABS([.B18]-[.E18])/[.B18]" office:value-type="percentage" office:value="0.0142642642642642">
            <text:p>1.43%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number:percentage-style style:name="N119">
      <number:number number:decimal-places="5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7:46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4-03-17T23:01:12</meta:creation-date>
    <dc:date>2014-04-10T17:50:56</dc:date>
    <dc:creator>Reiuiji </dc:creator>
    <meta:editing-duration>PT2M16S</meta:editing-duration>
    <meta:editing-cycles>2</meta:editing-cycles>
    <meta:generator>LibreOffice/4.0.4.2$Linux_X86_64 LibreOffice_project/400m0$Build-2</meta:generator>
    <meta:document-statistic meta:table-count="1" meta:cell-count="131" meta:object-count="0"/>
  </office:meta>
</office:document-meta>
</file>